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instrukce" style:family="text">
      <style:text-properties style:use-window-font-color="true"/>
    </style:style>
    <style:style style:name="P19" style:parent-style-name="Seznam" style:family="paragraph">
      <style:paragraph-properties fo:margin-left="0.0986in" fo:text-indent="-0.0986in">
        <style:tab-stops/>
      </style:paragraph-properties>
    </style:style>
    <style:style style:name="P20" style:parent-style-name="Seznam" style:family="paragraph">
      <style:paragraph-properties fo:margin-left="0.3937in" fo:text-indent="-0.25in">
        <style:tab-stops>
          <style:tab-stop style:type="left" style:position="0in"/>
        </style:tab-stops>
      </style:paragraph-properties>
    </style:style>
    <style:style style:name="P21" style:parent-style-name="Seznam" style:family="paragraph">
      <style:paragraph-properties fo:margin-left="0in" fo:text-indent="0in">
        <style:tab-stops/>
      </style:paragraph-properties>
    </style:style>
    <style:style style:name="P22" style:parent-style-name="Seznam" style:family="paragraph">
      <style:paragraph-properties fo:margin-left="0.3937in" fo:text-indent="-0.25in">
        <style:tab-stops>
          <style:tab-stop style:type="left" style:position="0in"/>
        </style:tab-stops>
      </style:paragraph-properties>
    </style:style>
    <style:style style:name="P23" style:parent-style-name="podpis" style:family="paragraph">
      <style:paragraph-properties fo:margin-top="0.3333in"/>
    </style:style>
    <style:style style:name="P24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5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6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24/2025</text:p>
            <text:p text:style-name="Normální">KVOP-22535/2025</text:p>
            <text:p text:style-name="Normální">26. 05. 2025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J. K.</text:p>
            <text:p text:style-name="Normální"/>
            <text:p text:style-name="Normální"/>
            <text:p text:style-name="Normální"/>
            <text:p text:style-name="P17">ID DS:</text:p>
            <text:p text:style-name="Normální"/>
            <text:p text:style-name="Normální"/>
          </table:table-cell>
        </table:table-row>
      </table:table>
      <text:h text:style-name="Nadpis1" text:outline-level="1">Sdělení<text:s/>o vyřízení žádosti o informace</text:h>
      <text:h text:style-name="Nadpis1" text:outline-level="1">podle zákona č. 106/1999 Sb., o svobodném přístupu k informacím</text:h>
      <text:p text:style-name="Základnítext">Vážený pane K.,</text:p>
      <text:p text:style-name="Základnítext">dne<text:s/><text:span text:style-name="T18">13. května 2025</text:span><text:s/>obdržel veřejný ochránce práv Vaši žádost o informace. Žádáte o poskytnutí všech doposud obdržených vyjádřeních ve věci Zprávy o šetření ze dne <text:s text:c="17"/>7. dubna 2025, č. j. KVOP-14171/2025. Uvádíte, že by se mělo jednat o vyjádření starosty města Kolína a ředitele Krajského úřadu Středočeského kraje.</text:p>
      <text:p text:style-name="Základnítext"><text:span text:style-name="Silné">Dáváme Vám tyto informace</text:span>:</text:p>
      <text:list text:style-name="LFO3" text:continue-numbering="true">
        <text:list-item>
          <text:p text:style-name="P19">Vyjádření starosty města Kolín ze dne 30. dubna<text:s/>2025,</text:p>
        </text:list-item>
      </text:list>
      <text:p text:style-name="P20">č. j. MUKOLIN/SS 36064/25-han</text:p>
      <text:list text:style-name="LFO3" text:continue-numbering="true">
        <text:list-item>
          <text:p text:style-name="P21">Vyjádření ředitele Krajského úřadu Středočeského kraje ze dne 24. dubna 2025,</text:p>
        </text:list-item>
      </text:list>
      <text:p text:style-name="P22">č. j. 055534/2025/KUSK</text:p>
      <text:p text:style-name="Základnítext">S pozdravem</text:p>
      <text:p text:style-name="P23">JUDr. Pavel Pořízek, Ph.D. v. r.</text:p>
      <text:p text:style-name="podpis">vedoucí Kanceláře veřejného ochránce práv</text:p>
      <text:p text:style-name="podpis">(podepsáno elektronicky)</text:p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>Přílohy</text:p>
      <text:p text:style-name="P24">Vyjádření starosty města Kolín ze dne 30. dubna 2025, č. j. MUKOLIN/SS 36064/25-han</text:p>
      <text:p text:style-name="P25">Vyjádření ředitele Krajského úřadu Středočeského kraje ze dne 24. dubna 2025,</text:p>
      <text:p text:style-name="P26">č. j. 055534/2025/KUSK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FJ4J2*</text:span></text:p>
        <text:p text:style-name="P12"><text:span text:style-name="T13">KVOPX00FJ4J2</text:span>KVOPX00FJ4J2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5-06-04T08:18:00Z</meta:creation-date>
    <dc:date>2025-06-04T08:21:00Z</dc:date>
    <meta:print-date>2016-06-27T07:08:00Z</meta:print-date>
    <meta:template xlink:href="KVOP_dopis%20vedoucího" xlink:type="simple"/>
    <meta:editing-cycles>4</meta:editing-cycles>
    <meta:editing-duration>PT180S</meta:editing-duration>
    <meta:user-defined meta:name="ContentTypeId">0x010100D3A71DC738674B4893D02C4CA0E22FAC</meta:user-defined>
    <meta:document-statistic meta:page-count="1" meta:paragraph-count="2" meta:word-count="158" meta:character-count="1094" meta:row-count="7" meta:non-whitespace-character-count="938"/>
  </office:meta>
</office:document-meta>
</file>